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ri" svg:font-family="Amiri" style:font-pitch="variable"/>
    <style:font-face style:name="KacstQurn" svg:font-family="KacstQu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end" style:justify-single-word="false" style:writing-mode="rl-tb"/>
    </style:style>
    <style:style style:name="P2" style:family="paragraph" style:parent-style-name="Horizontal_20_Line">
      <style:paragraph-properties fo:text-align="end" style:justify-single-word="false" style:writing-mode="rl-tb"/>
      <style:text-properties style:font-name="Amiri" style:font-name-complex="Amiri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Amiri" style:font-name-complex="Amiri"/>
    </style:style>
    <style:style style:name="P4" style:family="paragraph" style:parent-style-name="Text_20_body" style:list-style-name="L8">
      <style:paragraph-properties fo:margin-top="0in" fo:margin-bottom="0in" style:contextual-spacing="false" fo:text-align="end" style:justify-single-word="false" style:writing-mode="rl-tb"/>
    </style:style>
    <style:style style:name="P5" style:family="paragraph" style:parent-style-name="Text_20_body" style:list-style-name="L8">
      <style:paragraph-properties fo:text-align="end" style:justify-single-word="false" style:writing-mode="rl-tb"/>
    </style:style>
    <style:style style:name="P6" style:family="paragraph" style:parent-style-name="Text_20_body" style:list-style-name="L10">
      <style:paragraph-properties fo:margin-top="0in" fo:margin-bottom="0in" style:contextual-spacing="false" fo:text-align="end" style:justify-single-word="false" style:writing-mode="rl-tb"/>
    </style:style>
    <style:style style:name="P7" style:family="paragraph" style:parent-style-name="Text_20_body" style:list-style-name="L10">
      <style:paragraph-properties fo:text-align="end" style:justify-single-word="false" style:writing-mode="rl-tb"/>
    </style:style>
    <style:style style:name="P8" style:family="paragraph" style:parent-style-name="Text_20_body" style:list-style-name="L11">
      <style:paragraph-properties fo:margin-top="0in" fo:margin-bottom="0in" style:contextual-spacing="false" fo:text-align="end" style:justify-single-word="false" style:writing-mode="rl-tb"/>
    </style:style>
    <style:style style:name="P9" style:family="paragraph" style:parent-style-name="Text_20_body" style:list-style-name="L11">
      <style:paragraph-properties fo:text-align="end" style:justify-single-word="false" style:writing-mode="rl-tb"/>
    </style:style>
    <style:style style:name="P10" style:family="paragraph" style:parent-style-name="Text_20_body" style:list-style-name="L12">
      <style:paragraph-properties fo:margin-top="0in" fo:margin-bottom="0in" style:contextual-spacing="false" fo:text-align="end" style:justify-single-word="false" style:writing-mode="rl-tb"/>
    </style:style>
    <style:style style:name="P11" style:family="paragraph" style:parent-style-name="Text_20_body" style:list-style-name="L12">
      <style:paragraph-properties fo:text-align="end" style:justify-single-word="false" style:writing-mode="rl-tb"/>
    </style:style>
    <style:style style:name="P12" style:family="paragraph" style:parent-style-name="Text_20_body" style:list-style-name="L13">
      <style:paragraph-properties fo:margin-top="0in" fo:margin-bottom="0in" style:contextual-spacing="false" fo:text-align="end" style:justify-single-word="false" style:writing-mode="rl-tb"/>
    </style:style>
    <style:style style:name="P13" style:family="paragraph" style:parent-style-name="Text_20_body" style:list-style-name="L13">
      <style:paragraph-properties fo:text-align="end" style:justify-single-word="false" style:writing-mode="rl-tb"/>
    </style:style>
    <style:style style:name="P14" style:family="paragraph" style:parent-style-name="Text_20_body">
      <style:paragraph-properties fo:text-align="end" style:justify-single-word="false" style:writing-mode="rl-tb"/>
      <style:text-properties style:font-name="Amiri" style:font-name-complex="Amiri"/>
    </style:style>
    <style:style style:name="P15" style:family="paragraph" style:parent-style-name="Text_20_body" style:list-style-name="L9">
      <style:paragraph-properties fo:margin-top="0in" fo:margin-bottom="0in" style:contextual-spacing="false" fo:text-align="end" style:justify-single-word="false" style:writing-mode="rl-tb"/>
      <style:text-properties style:font-name="Amiri" style:font-name-complex="Amiri"/>
    </style:style>
    <style:style style:name="P16" style:family="paragraph" style:parent-style-name="Text_20_body" style:list-style-name="L9">
      <style:paragraph-properties fo:text-align="end" style:justify-single-word="false" style:writing-mode="rl-tb"/>
      <style:text-properties style:font-name="Amiri" style:font-name-complex="Amiri"/>
    </style:style>
    <style:style style:name="P17" style:family="paragraph" style:parent-style-name="Text_20_body" style:list-style-name="L10">
      <style:paragraph-properties fo:margin-top="0in" fo:margin-bottom="0in" style:contextual-spacing="false" fo:text-align="end" style:justify-single-word="false" style:writing-mode="rl-tb"/>
      <style:text-properties style:font-name="Amiri" style:font-name-complex="Amiri"/>
    </style:style>
    <style:style style:name="P18" style:family="paragraph" style:parent-style-name="Text_20_body" style:list-style-name="L12">
      <style:paragraph-properties fo:margin-top="0in" fo:margin-bottom="0in" style:contextual-spacing="false" fo:text-align="end" style:justify-single-word="false" style:writing-mode="rl-tb"/>
      <style:text-properties style:font-name="Amiri" style:font-name-complex="Amiri"/>
    </style:style>
    <style:style style:name="P19" style:family="paragraph" style:parent-style-name="Text_20_body" style:list-style-name="L12">
      <style:paragraph-properties fo:text-align="end" style:justify-single-word="false" style:writing-mode="rl-tb"/>
      <style:text-properties style:font-name="Amiri" style:font-name-complex="Amiri"/>
    </style:style>
    <style:style style:name="P20" style:family="paragraph" style:parent-style-name="Text_20_body" style:list-style-name="L13">
      <style:paragraph-properties fo:margin-top="0in" fo:margin-bottom="0in" style:contextual-spacing="false" fo:text-align="end" style:justify-single-word="false" style:writing-mode="rl-tb"/>
      <style:text-properties style:font-name="Amiri" style:font-name-complex="Amiri"/>
    </style:style>
    <style:style style:name="P21" style:family="paragraph" style:parent-style-name="Text_20_body" style:list-style-name="L13">
      <style:paragraph-properties fo:text-align="end" style:justify-single-word="false" style:writing-mode="rl-tb"/>
      <style:text-properties style:font-name="Amiri" style:font-name-complex="Amiri"/>
    </style:style>
    <style:style style:name="P22" style:family="paragraph" style:parent-style-name="Text_20_body" style:list-style-name="L14">
      <style:paragraph-properties fo:margin-top="0in" fo:margin-bottom="0in" style:contextual-spacing="false" fo:text-align="end" style:justify-single-word="false" style:writing-mode="rl-tb"/>
      <style:text-properties style:font-name="Amiri" style:font-name-complex="Amiri"/>
    </style:style>
    <style:style style:name="P23" style:family="paragraph" style:parent-style-name="Text_20_body" style:list-style-name="L14">
      <style:paragraph-properties fo:text-align="end" style:justify-single-word="false" style:writing-mode="rl-tb"/>
      <style:text-properties style:font-name="Amiri" style:font-name-complex="Amiri"/>
    </style:style>
    <style:style style:name="T1" style:family="text">
      <style:text-properties style:font-name="KacstQurn" style:font-name-complex="KacstQurn"/>
    </style:style>
    <style:style style:name="T2" style:family="text">
      <style:text-properties style:font-name="Amiri" style:font-name-complex="Amiri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span text:style-name="Strong_20_Emphasis"><text:span text:style-name="T2">المشكلة المطلوب حلها:</text:span></text:span></text:h>
      <text:p text:style-name="P14">هناك العديد من الطرق لإجراء الانتخابات. مثالان شهيران هما:</text:p>
      <text:list text:style-name="L8">
        <text:list-item>
          <text:p text:style-name="P4"><text:span text:style-name="Strong_20_Emphasis"><text:span text:style-name="T2">المملكة المتحدة</text:span></text:span><text:span text:style-name="T2">: رئيس الوزراء يُعين من قبل الملك بناءً على زعيم الحزب السياسي الذي حصل على أكبر عدد من المقاعد.</text:span></text:p>
        </text:list-item>
        <text:list-item>
          <text:p text:style-name="P5"><text:span text:style-name="Strong_20_Emphasis"><text:span text:style-name="T2">الولايات المتحدة</text:span></text:span><text:span text:style-name="T2">: تستخدم نظام المجمع الانتخابي حيث يصوّت المواطنون على كيفية تخصيص "الناخبين" الذين يختارون الرئيس.</text:span></text:p>
        </text:list-item>
      </text:list>
      <text:p text:style-name="P14">لكن الطريقة الأبسط لإجراء الانتخابات هي التصويت بالأغلبية (Plurality Vote). في هذا النظام، يحق لكل ناخب التصويت لمرشح واحد فقط، والفائز هو المرشح الذي يحصل على أكبر عدد من الأصوات.</text:p>
      <text:p text:style-name="P2"/>
      <text:h text:style-name="P1" text:outline-level="4"><text:span text:style-name="Strong_20_Emphasis"><text:span text:style-name="T2">المطلوب منك:</text:span></text:span></text:h>
      <text:p text:style-name="P14">كتابة برنامج يُجري انتخابات بنظام التصويت بالأغلبية. البرنامج يجب أن يقوم بما يلي:</text:p>
      <text:list text:style-name="L9">
        <text:list-item>
          <text:p text:style-name="P15">قراءة أسماء المرشحين من مدخلات سطر الأوامر.</text:p>
        </text:list-item>
        <text:list-item>
          <text:p text:style-name="P15">استلام عدد الناخبين من المستخدم.</text:p>
        </text:list-item>
        <text:list-item>
          <text:p text:style-name="P15">السماح لكل ناخب بالتصويت لمرشح.</text:p>
        </text:list-item>
        <text:list-item>
          <text:p text:style-name="P16">تحديد الفائز أو الفائزين (في حالة التعادل).</text:p>
        </text:list-item>
      </text:list>
      <text:p text:style-name="P2"/>
      <text:h text:style-name="P1" text:outline-level="4"><text:span text:style-name="Strong_20_Emphasis"><text:span text:style-name="T2">الخطوات لتطوير البرنامج:</text:span></text:span></text:h>
      <text:list text:style-name="L10">
        <text:list-item>
          <text:p text:style-name="P17">قم بتحميل الكود المبدئي (Distribution Code) الذي يوفره فريق CS50.</text:p>
        </text:list-item>
        <text:list-item>
          <text:p text:style-name="P17">اذهب إلى بيئة البرمجة الخاصة بـ CS50، واتبع التعليمات لتحميل وفتح الكود:</text:p>
          <text:list>
            <text:list-item>
              <text:p text:style-name="P6"><text:span text:style-name="T2">تنزيل الملف المضغوط </text:span><text:span text:style-name="Source_20_Text"><text:span text:style-name="T2">plurality.zip</text:span></text:span><text:span text:style-name="T2">.</text:span></text:p>
            </text:list-item>
            <text:list-item>
              <text:p text:style-name="P17">فك الضغط والانتقال إلى المجلد الجديد.</text:p>
            </text:list-item>
            <text:list-item>
              <text:p text:style-name="P7"><text:span text:style-name="T2">فتح الملف </text:span><text:span text:style-name="Source_20_Text"><text:span text:style-name="T2">plurality.c</text:span></text:span><text:span text:style-name="T2"> لتحرير الكود.</text:span></text:p>
            </text:list-item>
          </text:list>
        </text:list-item>
      </text:list>
      <text:p text:style-name="P2"/>
      <text:h text:style-name="P1" text:outline-level="4"><text:span text:style-name="Strong_20_Emphasis"><text:span text:style-name="T2">فهم الكود الحالي:</text:span></text:span></text:h>
      <text:list text:style-name="L11">
        <text:list-item>
          <text:p text:style-name="P9"><text:span text:style-name="Strong_20_Emphasis"><text:span text:style-name="T2">تعريف المتغيرات الأساسية:</text:span></text:span></text:p>
          <text:list>
            <text:list-item>
              <text:p text:style-name="P8"><text:span text:style-name="Source_20_Text"><text:span text:style-name="T2">MAX</text:span></text:span><text:span text:style-name="T2"> هو أقصى عدد للمرشحين (9).</text:span></text:p>
            </text:list-item>
            <text:list-item>
              <text:p text:style-name="P8"><text:soft-page-break/><text:span text:style-name="T2">هناك مصفوفة </text:span><text:span text:style-name="Source_20_Text"><text:span text:style-name="T2">candidates</text:span></text:span><text:span text:style-name="T2"> تُخزن أسماء المرشحين وعدد أصواتهم.</text:span></text:p>
            </text:list-item>
            <text:list-item>
              <text:p text:style-name="P8"><text:span text:style-name="T2">يُستخدم متغير </text:span><text:span text:style-name="Source_20_Text"><text:span text:style-name="T2">candidate_count</text:span></text:span><text:span text:style-name="T2"> لتتبع عدد المرشحين.</text:span></text:p>
            </text:list-item>
          </text:list>
        </text:list-item>
        <text:list-item>
          <text:p text:style-name="P9"><text:span text:style-name="Strong_20_Emphasis"><text:span text:style-name="T2">الوظائف الموجودة:</text:span></text:span></text:p>
          <text:list>
            <text:list-item>
              <text:p text:style-name="P8"><text:span text:style-name="T2">الدالة </text:span><text:span text:style-name="Source_20_Text"><text:span text:style-name="T2">vote</text:span></text:span><text:span text:style-name="T2">: تسجل التصويت إذا كان اسم المرشح موجودًا.</text:span></text:p>
            </text:list-item>
            <text:list-item>
              <text:p text:style-name="P9"><text:span text:style-name="T2">الدالة </text:span><text:span text:style-name="Source_20_Text"><text:span text:style-name="T2">print_winner</text:span></text:span><text:span text:style-name="T2">: تطبع اسم أو أسماء المرشحين الفائزين.</text:span></text:p>
            </text:list-item>
          </text:list>
        </text:list-item>
      </text:list>
      <text:p text:style-name="P2"/>
      <text:h text:style-name="P1" text:outline-level="4"><text:span text:style-name="Strong_20_Emphasis"><text:span text:style-name="T2">الوظائف التي تحتاج لإكمالها:</text:span></text:span></text:h>
      <text:list text:style-name="L12">
        <text:list-item>
          <text:p text:style-name="P11"><text:span text:style-name="Strong_20_Emphasis"><text:span text:style-name="T2">الدالة </text:span></text:span><text:span text:style-name="Strong_20_Emphasis"><text:span text:style-name="Source_20_Text"><text:span text:style-name="T2">vote</text:span></text:span></text:span><text:span text:style-name="Strong_20_Emphasis"><text:span text:style-name="T2">:</text:span></text:span></text:p>
          <text:list>
            <text:list-item>
              <text:p text:style-name="P18">تمرر اسم المرشح كمدخل.</text:p>
            </text:list-item>
            <text:list-item>
              <text:p text:style-name="P18">تتحقق من وجود الاسم في المصفوفة.</text:p>
            </text:list-item>
            <text:list-item>
              <text:p text:style-name="P10"><text:span text:style-name="T2">إذا كان موجودًا، تزيد عدد الأصوات وتعيد </text:span><text:span text:style-name="Source_20_Text"><text:span text:style-name="T2">true</text:span></text:span><text:span text:style-name="T2">.</text:span></text:p>
            </text:list-item>
            <text:list-item>
              <text:p text:style-name="P10"><text:span text:style-name="T2">إذا لم يكن موجودًا، تعيد </text:span><text:span text:style-name="Source_20_Text"><text:span text:style-name="T2">false</text:span></text:span><text:span text:style-name="T2">.</text:span></text:p>
            </text:list-item>
          </text:list>
        </text:list-item>
        <text:list-item>
          <text:p text:style-name="P11"><text:span text:style-name="Strong_20_Emphasis"><text:span text:style-name="T2">الدالة </text:span></text:span><text:span text:style-name="Strong_20_Emphasis"><text:span text:style-name="Source_20_Text"><text:span text:style-name="T2">print_winner</text:span></text:span></text:span><text:span text:style-name="Strong_20_Emphasis"><text:span text:style-name="T2">:</text:span></text:span></text:p>
          <text:list>
            <text:list-item>
              <text:p text:style-name="P18">تحدد أعلى عدد من الأصوات.</text:p>
            </text:list-item>
            <text:list-item>
              <text:p text:style-name="P19">تطبع أسماء جميع المرشحين الذين حصلوا على هذا العدد.</text:p>
            </text:list-item>
          </text:list>
        </text:list-item>
      </text:list>
      <text:p text:style-name="P2"/>
      <text:h text:style-name="P1" text:outline-level="4"><text:span text:style-name="Strong_20_Emphasis"><text:span text:style-name="T2">نصائح لتنفيذ الحل:</text:span></text:span></text:h>
      <text:list text:style-name="L13">
        <text:list-item>
          <text:p text:style-name="P13"><text:span text:style-name="Strong_20_Emphasis"><text:span text:style-name="T2">للدالة </text:span></text:span><text:span text:style-name="Strong_20_Emphasis"><text:span text:style-name="Source_20_Text"><text:span text:style-name="T2">vote</text:span></text:span></text:span><text:span text:style-name="Strong_20_Emphasis"><text:span text:style-name="T2">:</text:span></text:span></text:p>
          <text:list>
            <text:list-item>
              <text:p text:style-name="P20">استخدم حلقة لتفحص كل المرشحين.</text:p>
            </text:list-item>
            <text:list-item>
              <text:p text:style-name="P20">قارن الاسم المدخل مع اسم كل مرشح.</text:p>
            </text:list-item>
            <text:list-item>
              <text:p text:style-name="P12"><text:span text:style-name="T2">إذا تطابق الاسم، زد الأصوات وأخرج من الدالة بإرجاع </text:span><text:span text:style-name="Source_20_Text"><text:span text:style-name="T2">true</text:span></text:span><text:span text:style-name="T2">.</text:span></text:p>
            </text:list-item>
          </text:list>
        </text:list-item>
        <text:list-item>
          <text:p text:style-name="P13"><text:span text:style-name="Strong_20_Emphasis"><text:span text:style-name="T2">للدالة </text:span></text:span><text:span text:style-name="Strong_20_Emphasis"><text:span text:style-name="Source_20_Text"><text:span text:style-name="T2">print_winner</text:span></text:span></text:span><text:span text:style-name="Strong_20_Emphasis"><text:span text:style-name="T2">:</text:span></text:span></text:p>
          <text:list>
            <text:list-item>
              <text:p text:style-name="P20">استخدم حلقة أولى لإيجاد أعلى عدد من الأصوات.</text:p>
            </text:list-item>
            <text:list-item>
              <text:p text:style-name="P21">استخدم حلقة ثانية لطباعة أسماء المرشحين الذين يملكون هذا العدد.</text:p>
            </text:list-item>
          </text:list>
        </text:list-item>
      </text:list>
      <text:p text:style-name="P2"/>
      <text:h text:style-name="P1" text:outline-level="4"><text:soft-page-break/><text:span text:style-name="Strong_20_Emphasis"><text:span text:style-name="T2">الاختبار:</text:span></text:span></text:h>
      <text:p text:style-name="P14">اختبر برنامجك للتأكد من أنه:</text:p>
      <text:list text:style-name="L14">
        <text:list-item>
          <text:p text:style-name="P22">يدعم عدد مرشحين حتى الحد الأقصى.</text:p>
        </text:list-item>
        <text:list-item>
          <text:p text:style-name="P22">يقبل التصويت الصحيح ويرفض غير الصحيح.</text:p>
        </text:list-item>
        <text:list-item>
          <text:p text:style-name="P22">يطبع اسم الفائز إذا كان هناك فائز واحد.</text:p>
        </text:list-item>
        <text:list-item>
          <text:p text:style-name="P23">يطبع أسماء الفائزين إذا حدث تعادل.</text:p>
        </text:list-item>
      </text:list>
      <text:p text:style-name="P14">إذا كنت بحاجة إلى مساعدة في تنفيذ الكود أو فهم جزء معين، لا تتردد في طرح أسئلتك!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ri" svg:font-family="Amiri" style:font-pitch="variable"/>
    <style:font-face style:name="KacstQurn" svg:font-family="KacstQu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1:00:02.129552475</meta:creation-date>
    <dc:date>2024-12-25T11:02:36.340442360</dc:date>
    <meta:editing-duration>PT2M34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3" meta:paragraph-count="49" meta:word-count="381" meta:character-count="2142" meta:non-whitespace-character-count="1847"/>
  </office:meta>
</office:document-meta>
</file>